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adornments="Regular Condense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officeooo:rsid="000282cb" officeooo:paragraph-rsid="000282cb"/>
    </style:style>
    <style:style style:name="P2" style:family="paragraph" style:parent-style-name="Standard">
      <style:paragraph-properties fo:text-align="start" style:justify-single-word="false"/>
      <style:text-properties officeooo:rsid="000282cb" officeooo:paragraph-rsid="0004782a"/>
    </style:style>
    <style:style style:name="P3" style:family="paragraph" style:parent-style-name="Standard">
      <style:paragraph-properties fo:text-align="start" style:justify-single-word="false"/>
      <style:text-properties officeooo:rsid="000282cb" officeooo:paragraph-rsid="0008a25a"/>
    </style:style>
    <style:style style:name="P4" style:family="paragraph" style:parent-style-name="Standard">
      <style:paragraph-properties fo:text-align="start" style:justify-single-word="false"/>
      <style:text-properties officeooo:rsid="000282cb" officeooo:paragraph-rsid="000cff74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282cb" officeooo:paragraph-rsid="000cff7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officeooo:rsid="000282cb" officeooo:paragraph-rsid="0004782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paragraph-rsid="0008a25a" style:font-weight-asian="bold" style:font-weight-complex="bold"/>
    </style:style>
    <style:style style:name="T1" style:family="text">
      <style:text-properties officeooo:rsid="0002b203"/>
    </style:style>
    <style:style style:name="T2" style:family="text">
      <style:text-properties officeooo:rsid="0004782a"/>
    </style:style>
    <style:style style:name="T3" style:family="text">
      <style:text-properties officeooo:rsid="00076f78"/>
    </style:style>
    <style:style style:name="T4" style:family="text">
      <style:text-properties officeooo:rsid="0008a25a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weight="bold" officeooo:rsid="0004782a" style:font-weight-asian="bold" style:font-weight-complex="bold"/>
    </style:style>
    <style:style style:name="T7" style:family="text">
      <style:text-properties fo:font-weight="bold" officeooo:rsid="0008a25a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Session Information</text:span></text:p>
      <text:p text:style-name="P4"><text:text-input text:description=""/><text:placeholder text:placeholder-type="text">&lt;for each="session in objects"&gt;</text:placeholder></text:p>
      <text:p text:style-name="P5"><text:placeholder text:placeholder-type="text">&lt;session.name&gt;</text:placeholder> <text:span text:style-name="T3">- </text:span><text:span text:style-name="T3"><text:placeholder text:placeholder-type="text">&lt;session.course_id.name&gt;</text:placeholder></text:span></text:p>
      <text:p text:style-name="P5"><text:span text:style-name="T3"/></text:p>
      <text:p text:style-name="P3"><text:span text:style-name="T6">Instructor</text:span><text:span text:style-name="T2">: </text:span><text:span text:style-name="T2"><text:placeholder text:placeholder-type="text">&lt;session.instructor_id.name&gt;</text:placeholder></text:span></text:p>
      <text:p text:style-name="P3"><text:span text:style-name="T7">Start date</text:span><text:span text:style-name="T2">: </text:span><text:span text:style-name="T2"><text:placeholder text:placeholder-type="text">&lt;session.start_date&gt;</text:placeholder></text:span></text:p>
      <text:p text:style-name="P3"><text:span text:style-name="T7">Duration</text:span><text:span text:style-name="T2">: </text:span><text:span text:style-name="T2"><text:placeholder text:placeholder-type="text">&lt;session.duration&gt;</text:placeholder></text:span><text:span text:style-name="T2"> </text:span><text:span text:style-name="T4">days</text:span></text:p>
      <text:p text:style-name="P3"><text:span text:style-name="T7">Available seats</text:span><text:span text:style-name="T2">: </text:span><text:span text:style-name="T2"><text:placeholder text:placeholder-type="text">&lt;session.available_seats&gt;</text:placeholder></text:span><text:span text:style-name="T2">%</text:span></text:p>
      <text:p text:style-name="P3"><text:span text:style-name="T2"/>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8"><text:span text:style-name="T4">Attendees</text:span></text:p>
          </table:table-cell>
          <table:covered-table-cell/>
        </table:table-row>
        <table:table-row>
          <table:table-cell table:style-name="Table1.A1" office:value-type="string">
            <text:p text:style-name="P7"><text:placeholder text:placeholder-type="text">&lt;for each="attendee in session.attendee_ids"&gt;</text:placeholder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7"><text:placeholder text:placeholder-type="text">&lt;attendee.partner_id.ref&gt;</text:placeholder></text:p>
          </table:table-cell>
          <table:table-cell table:style-name="Table1.A1" office:value-type="string">
            <text:p text:style-name="P7"><text:placeholder text:placeholder-type="text">&lt;attendee.partner_id.name&gt;</text:placeholder></text:p>
          </table:table-cell>
        </table:table-row>
        <table:table-row>
          <table:table-cell table:style-name="Table1.A1" office:value-type="string">
            <text:p text:style-name="P7"><text:placeholder text:placeholder-type="text">&lt;/for&gt;</text:placeholder></text:p>
          </table:table-cell>
          <table:table-cell table:style-name="Table1.A1" office:value-type="string">
            <text:p text:style-name="P7"/>
          </table:table-cell>
        </table:table-row>
      </table:table>
      <text:p text:style-name="P3"><text:span text:style-name="T2"/></text:p>
      <text:p text:style-name="P6"><text:span text:style-name="T2"/></text:p>
      <text:p text:style-name="P2"><text:span text:style-name="T2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adornments="Regular Condense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2:25:17</meta:creation-date>
    <dc:date>2013-09-03T13:58:09</dc:date>
    <meta:editing-duration>PT1H29M2S</meta:editing-duration>
    <meta:editing-cycles>12</meta:editing-cycles>
    <meta:generator>LibreOffice/4.0.5.2$Linux_X86_64 LibreOffice_project/400m0$Build-2</meta:generator>
    <meta:document-statistic meta:table-count="1" meta:image-count="0" meta:object-count="0" meta:page-count="2" meta:paragraph-count="13" meta:word-count="29" meta:character-count="356" meta:non-whitespace-character-count="340"/>
  </office:meta>
</office:document-meta>
</file>